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C000"/>
    </style:style>
    <style:style style:name="P3" style:parent-style-name="Normal" style:family="paragraph">
      <style:text-properties fo:color="#C00000"/>
    </style:style>
    <style:style style:name="P4" style:parent-style-name="Normal" style:family="paragraph">
      <style:text-properties fo:color="#70AD47"/>
    </style:style>
    <style:style style:name="P5" style:parent-style-name="Normal" style:family="paragraph">
      <style:text-properties fo:color="#70AD47"/>
    </style:style>
    <style:style style:name="P6" style:parent-style-name="Normal" style:family="paragraph">
      <style:text-properties fo:color="#70AD47"/>
    </style:style>
    <style:style style:name="P7" style:parent-style-name="Normal" style:family="paragraph">
      <style:text-properties fo:color="#70AD47"/>
    </style:style>
    <style:style style:name="P8" style:parent-style-name="Normal" style:family="paragraph">
      <style:text-properties fo:color="#70AD47"/>
    </style:style>
    <style:style style:name="P9" style:parent-style-name="Normal" style:family="paragraph">
      <style:text-properties fo:color="#70AD47"/>
    </style:style>
    <style:style style:name="P10" style:parent-style-name="Normal" style:family="paragraph">
      <style:text-properties fo:color="#70AD47"/>
    </style:style>
    <style:style style:name="P11" style:parent-style-name="Normal" style:family="paragraph">
      <style:text-properties fo:color="#FFC000"/>
    </style:style>
    <style:style style:name="P12" style:parent-style-name="Normal" style:family="paragraph">
      <style:text-properties fo:color="#FFC000" fo:language="en" fo:country="US"/>
    </style:style>
    <style:style style:name="P13" style:parent-style-name="Normal" style:family="paragraph">
      <style:text-properties fo:color="#70AD47" fo:language="en" fo:country="US"/>
    </style:style>
    <style:style style:name="P14" style:parent-style-name="Normal" style:family="paragraph">
      <style:text-properties fo:color="#70AD47"/>
    </style:style>
    <style:style style:name="P15" style:parent-style-name="Normal" style:family="paragraph">
      <style:text-properties fo:color="#70AD47"/>
    </style:style>
    <style:style style:name="P16" style:parent-style-name="Normal" style:family="paragraph">
      <style:text-properties fo:color="#FFC000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Policepardéfaut" style:family="text">
      <style:text-properties fo:background-color="#FFFF00"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background-color="#FFFF00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background-color="#FFFF00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background-color="#FFFF00"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background-color="#FFFF00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background-color="#FFFF00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background-color="#FFFF00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background-color="#FFFF00"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background-color="#FFFF00" fo:language="en" fo:country="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background-color="#FFFF00" fo:language="en" fo:country="US"/>
    </style:style>
    <style:style style:name="T42" style:parent-style-name="Policepardéfaut" style:family="text">
      <style:text-properties fo:language="en" fo:country="US"/>
    </style:style>
    <style:style style:name="T43" style:parent-style-name="Policepardéfaut" style:family="text">
      <style:text-properties fo:background-color="#FFFF00"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background-color="#FFFF00" fo:language="en" fo:country="US"/>
    </style:style>
  </office:automatic-styles>
  <office:body>
    <office:text text:use-soft-page-breaks="true">
      <text:p text:style-name="P1">Left to Do :</text:p>
      <text:p text:style-name="P2">Boss</text:p>
      <text:p text:style-name="P3">Salle par salle (construction des salles et des énigmes, drop des clé (compteur d’ennemis tués), …)</text:p>
      <text:p text:style-name="P4">Ecran titre</text:p>
      <text:p text:style-name="P5">Ecran de fin</text:p>
      <text:p text:style-name="P6">Pots contenant des cœurs, rien</text:p>
      <text:p text:style-name="P7"><text:tab/>Reste sprites à faire + animation destruction (reste après la<text:s/>mort)</text:p>
      <text:p text:style-name="P8">Tuto</text:p>
      <text:p text:style-name="P9">Activer et afficher jera après un certain évènement</text:p>
      <text:p text:style-name="P10">Hud nombre de clés</text:p>
      <text:p text:style-name="P11">Fx : torche et lumière (salles 1 à 15 en v2), particules</text:p>
      <text:p text:style-name="P12">Carte et boussole</text:p>
      <text:p text:style-name="P13">Son</text:p>
      <text:p text:style-name="P14">Coffres</text:p>
      <text:p text:style-name="P15">Detruire les boules de feu contre mur/blocs</text:p>
      <text:p text:style-name="P16"/>
      <text:p text:style-name="P17">Art left to do</text:p>
      <text:p text:style-name="P18">Pot + casse pot</text:p>
      <text:p text:style-name="P19">piedestal<text:s/></text:p>
      <text:p text:style-name="P20">Range wave for jera</text:p>
      <text:p text:style-name="P21">Tuto sprite for –<text:s/>movement – action – wheel selection – action jera</text:p>
      <text:p text:style-name="P22">Sound:</text:p>
      <text:p text:style-name="Normal"><text:span text:style-name="T23">Attack</text:span><text:span text:style-name="T24"><text:s/>–<text:s/></text:span><text:span text:style-name="T25">take damage</text:span><text:span text:style-name="T26"><text:s/>–<text:s/></text:span><text:span text:style-name="T27">give damage</text:span><text:span text:style-name="T28"><text:s/>– walk –<text:s/></text:span><text:span text:style-name="T29">wave</text:span><text:span text:style-name="T30"><text:s/>–<text:s/></text:span><text:span text:style-name="T31">throw</text:span><text:span text:style-name="T32"><text:s/>–<text:s/></text:span><text:span text:style-name="T33">bloc explode</text:span><text:span text:style-name="T34"><text:s/>–<text:s/></text:span><text:span text:style-name="T35">enemy 1 die – enemy 2 die</text:span><text:span text:style-name="T36"><text:s/>– enemy 2 fire -<text:s/></text:span><text:span text:style-name="T37">boss get hit</text:span><text:span text:style-name="T38"><text:s/>–<text:s/></text:span><text:span text:style-name="T39">boss die</text:span><text:span text:style-name="T40"><text:s/>– key unlock –<text:s/></text:span><text:span text:style-name="T41">doors open</text:span><text:span text:style-name="T42"><text:s/>–<text:s/></text:span><text:span text:style-name="T43">take key</text:span><text:span text:style-name="T44"><text:s/>–<text:s/></text:span><text:span text:style-name="T45">take ru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Le Mâl</meta:initial-creator>
    <dc:creator>Damien Le Mâl</dc:creator>
    <meta:creation-date>2020-04-22T15:56:00Z</meta:creation-date>
    <dc:date>2020-04-27T08:29:00Z</dc:date>
    <meta:template xlink:href="Normal.dotm" xlink:type="simple"/>
    <meta:editing-cycles>16</meta:editing-cycles>
    <meta:editing-duration>PT99420S</meta:editing-duration>
    <meta:document-statistic meta:page-count="1" meta:paragraph-count="1" meta:word-count="119" meta:character-count="777" meta:row-count="5" meta:non-whitespace-character-count="659"/>
  </office:meta>
</office:document-meta>
</file>